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63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5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3.186cm" svg:y="0.452cm">
            <draw:object draw:notify-on-update-of-ranges="Лист1.C3:Лист1.C23 Лист1.D2:Лист1.D2 Лист1.D3:Лист1.D23 Лист1.C3:Лист1.C23 Лист1.E2:Лист1.E2 Лист1.E3:Лист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Добавление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Количество элементов в словаре</text:p>
          </table:table-cell>
          <table:table-cell office:value-type="string" calcext:value-type="string">
            <text:p>Время выполнения дерево</text:p>
          </table:table-cell>
          <table:table-cell office:value-type="string" calcext:value-type="string">
            <text:p>Время выполнения хеш-таблица</text:p>
          </table:table-cell>
        </table:table-row>
        <table:table-row table:style-name="ro1" table:visibility="collapse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86" calcext:value-type="float">
            <text:p>0,02586</text:p>
          </table:table-cell>
          <table:table-cell office:value-type="float" office:value="0.000453" calcext:value-type="float">
            <text:p>0,0004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+10000" office:value-type="float" office:value="20000" calcext:value-type="float">
            <text:p>20000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0.000502" calcext:value-type="float">
            <text:p>0,0005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+10000" office:value-type="float" office:value="30000" calcext:value-type="float">
            <text:p>30000</text:p>
          </table:table-cell>
          <table:table-cell office:value-type="float" office:value="0.03722" calcext:value-type="float">
            <text:p>0,03722</text:p>
          </table:table-cell>
          <table:table-cell office:value-type="float" office:value="0.000495" calcext:value-type="float">
            <text:p>0,0004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+10000" office:value-type="float" office:value="40000" calcext:value-type="float">
            <text:p>40000</text:p>
          </table:table-cell>
          <table:table-cell office:value-type="float" office:value="0.04263" calcext:value-type="float">
            <text:p>0,04263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+10000" office:value-type="float" office:value="50000" calcext:value-type="float">
            <text:p>50000</text:p>
          </table:table-cell>
          <table:table-cell office:value-type="float" office:value="0.04438" calcext:value-type="float">
            <text:p>0,04438</text:p>
          </table:table-cell>
          <table:table-cell office:value-type="float" office:value="0.000477" calcext:value-type="float">
            <text:p>0,0004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+10000" office:value-type="float" office:value="60000" calcext:value-type="float">
            <text:p>60000</text:p>
          </table:table-cell>
          <table:table-cell office:value-type="float" office:value="0.07398" calcext:value-type="float">
            <text:p>0,07398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+10000" office:value-type="float" office:value="70000" calcext:value-type="float">
            <text:p>70000</text:p>
          </table:table-cell>
          <table:table-cell office:value-type="float" office:value="0.07422" calcext:value-type="float">
            <text:p>0,07422</text:p>
          </table:table-cell>
          <table:table-cell office:value-type="float" office:value="0.000501" calcext:value-type="float">
            <text:p>0,000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+10000" office:value-type="float" office:value="80000" calcext:value-type="float">
            <text:p>80000</text:p>
          </table:table-cell>
          <table:table-cell office:value-type="float" office:value="0.07759" calcext:value-type="float">
            <text:p>0,07759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+10000" office:value-type="float" office:value="90000" calcext:value-type="float">
            <text:p>90000</text:p>
          </table:table-cell>
          <table:table-cell office:value-type="float" office:value="0.06993" calcext:value-type="float">
            <text:p>0,06993</text:p>
          </table:table-cell>
          <table:table-cell office:value-type="float" office:value="0.000493" calcext:value-type="float">
            <text:p>0,0004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+10000" office:value-type="float" office:value="100000" calcext:value-type="float">
            <text:p>100000</text:p>
          </table:table-cell>
          <table:table-cell office:value-type="float" office:value="0.07172" calcext:value-type="float">
            <text:p>0,07172</text:p>
          </table:table-cell>
          <table:table-cell office:value-type="float" office:value="0.000542" calcext:value-type="float">
            <text:p>0,00054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+10000" office:value-type="float" office:value="110000" calcext:value-type="float">
            <text:p>110000</text:p>
          </table:table-cell>
          <table:table-cell office:value-type="float" office:value="0.06659" calcext:value-type="float">
            <text:p>0,06659</text:p>
          </table:table-cell>
          <table:table-cell office:value-type="float" office:value="0.00051" calcext:value-type="float">
            <text:p>0,0005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+10000" office:value-type="float" office:value="120000" calcext:value-type="float">
            <text:p>120000</text:p>
          </table:table-cell>
          <table:table-cell office:value-type="float" office:value="0.06589" calcext:value-type="float">
            <text:p>0,06589</text:p>
          </table:table-cell>
          <table:table-cell office:value-type="float" office:value="0.00054" calcext:value-type="float">
            <text:p>0,000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+10000" office:value-type="float" office:value="130000" calcext:value-type="float">
            <text:p>130000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+10000" office:value-type="float" office:value="140000" calcext:value-type="float">
            <text:p>140000</text:p>
          </table:table-cell>
          <table:table-cell office:value-type="float" office:value="0.06231" calcext:value-type="float">
            <text:p>0,06231</text:p>
          </table:table-cell>
          <table:table-cell office:value-type="float" office:value="0.000609" calcext:value-type="float">
            <text:p>0,0006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+10000" office:value-type="float" office:value="150000" calcext:value-type="float">
            <text:p>150000</text:p>
          </table:table-cell>
          <table:table-cell office:value-type="float" office:value="0.06366" calcext:value-type="float">
            <text:p>0,06366</text:p>
          </table:table-cell>
          <table:table-cell office:value-type="float" office:value="0.000734" calcext:value-type="float">
            <text:p>0,00073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8]+10000" office:value-type="float" office:value="160000" calcext:value-type="float">
            <text:p>160000</text:p>
          </table:table-cell>
          <table:table-cell office:value-type="float" office:value="0.05737" calcext:value-type="float">
            <text:p>0,05737</text:p>
          </table:table-cell>
          <table:table-cell office:value-type="float" office:value="0.000665" calcext:value-type="float">
            <text:p>0,00066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9]+10000" office:value-type="float" office:value="170000" calcext:value-type="float">
            <text:p>170000</text:p>
          </table:table-cell>
          <table:table-cell office:value-type="float" office:value="0.05891" calcext:value-type="float">
            <text:p>0,05891</text:p>
          </table:table-cell>
          <table:table-cell office:value-type="float" office:value="0.000517" calcext:value-type="float">
            <text:p>0,0005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0]+10000" office:value-type="float" office:value="180000" calcext:value-type="float">
            <text:p>180000</text:p>
          </table:table-cell>
          <table:table-cell office:value-type="float" office:value="0.05453" calcext:value-type="float">
            <text:p>0,05453</text:p>
          </table:table-cell>
          <table:table-cell office:value-type="float" office:value="0.000492" calcext:value-type="float">
            <text:p>0,00049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1]+10000" office:value-type="float" office:value="190000" calcext:value-type="float">
            <text:p>190000</text:p>
          </table:table-cell>
          <table:table-cell office:value-type="float" office:value="0.05536" calcext:value-type="float">
            <text:p>0,05536</text:p>
          </table:table-cell>
          <table:table-cell office:value-type="float" office:value="0.000474" calcext:value-type="float">
            <text:p>0,0004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]+10000" office:value-type="float" office:value="200000" calcext:value-type="float">
            <text:p>200000</text:p>
          </table:table-cell>
          <table:table-cell office:value-type="float" office:value="0.05759" calcext:value-type="float">
            <text:p>0,05759</text:p>
          </table:table-cell>
          <table:table-cell office:value-type="float" office:value="0.000478" calcext:value-type="float">
            <text:p>0,000478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значения записаны в 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микросекунда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5:42:24.7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00:18:09.770000000</meta:creation-date>
    <dc:date>2024-04-18T17:00:09.955000000</dc:date>
    <meta:editing-duration>PT3H9M4S</meta:editing-duration>
    <meta:editing-cycles>9</meta:editing-cycles>
    <meta:generator>LibreOffice/7.6.4.1$Windows_X86_64 LibreOffice_project/e19e193f88cd6c0525a17fb7a176ed8e6a3e2aa1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077cm" svg:y="6.657cm" style:legend-expansion="custom" svg:width="5.685cm" svg:height="1.511cm" style:legend-expansion-aspect-ratio="3.76240900066181" chart:style-name="ch2"/>
        <chart:plot-area chart:style-name="ch3" table:cell-range-address="Лист1.C3:Лист1.E23 Лист1.D2:Лист1.E2" chart:data-source-has-labels="row" svg:x="-0.252cm" svg:y="0.179cm" svg:width="14.555cm" svg:height="8.638cm">
          <chart:coordinate-region svg:x="1.057cm" svg:y="0.381cm" svg:width="12.673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3:Лист1.D23" chart:label-cell-address="Лист1.D2:Лист1.D2" chart:class="chart:scatter">
            <chart:domain table:cell-range-address="Лист1.C3:Лист1.C23"/>
            <chart:data-point chart:repeated="20"/>
          </chart:series>
          <chart:series chart:style-name="ch8" chart:values-cell-range-address="Лист1.E3:Лист1.E23" chart:label-cell-address="Лист1.E2:Лист1.E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выполнения дерево</text:p>
                <draw:g>
                  <svg:desc>Лист1.D2:Лист1.D2</svg:desc>
                </draw:g>
              </table:table-cell>
              <table:table-cell office:value-type="string">
                <text:p>Время выполнения хеш-таблица</text:p>
                <draw:g>
                  <svg:desc>Лист1.E2:Лист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C3:Лист1.C23</svg:desc>
                </draw:g>
              </table:table-cell>
              <table:table-cell office:value-type="float" office:value="0.02586">
                <text:p>0.02586</text:p>
                <draw:g>
                  <svg:desc>Лист1.D3:Лист1.D23</svg:desc>
                </draw:g>
              </table:table-cell>
              <table:table-cell office:value-type="float" office:value="0.000453">
                <text:p>0.000453</text:p>
                <draw:g>
                  <svg:desc>Лист1.E3:Лист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3387">
                <text:p>0.03387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3722">
                <text:p>0.03722</text:p>
              </table:table-cell>
              <table:table-cell office:value-type="float" office:value="0.000495">
                <text:p>0.000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4263">
                <text:p>0.04263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4438">
                <text:p>0.04438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07398">
                <text:p>0.07398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07422">
                <text:p>0.07422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7759">
                <text:p>0.07759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06993">
                <text:p>0.06993</text:p>
              </table:table-cell>
              <table:table-cell office:value-type="float" office:value="0.000493">
                <text:p>0.000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7172">
                <text:p>0.07172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0.06659">
                <text:p>0.06659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0.06589">
                <text:p>0.06589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0.0646">
                <text:p>0.0646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0.06231">
                <text:p>0.06231</text:p>
              </table:table-cell>
              <table:table-cell office:value-type="float" office:value="0.000609">
                <text:p>0.000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0.06366">
                <text:p>0.06366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0.05737">
                <text:p>0.05737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0.05891">
                <text:p>0.05891</text:p>
              </table:table-cell>
              <table:table-cell office:value-type="float" office:value="0.000517">
                <text:p>0.000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0.05453">
                <text:p>0.05453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0.05536">
                <text:p>0.05536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0.05759">
                <text:p>0.05759</text:p>
              </table:table-cell>
              <table:table-cell office:value-type="float" office:value="0.000478">
                <text:p>0.000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